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none" svg:stroke-color="#000000" draw:fill="none" draw:fill-color="#e8e8e8" draw:opacity="100%" draw:textarea-horizontal-align="justify" draw:textarea-vertical-align="top" draw:auto-grow-height="false" fo:min-height="1.168cm" fo:min-width="9.254cm"/>
      <style:paragraph-properties style:writing-mode="lr-tb"/>
    </style:style>
    <style:style style:name="gr2" style:family="graphic" style:parent-style-name="standard" style:list-style-name="L1">
      <style:graphic-properties svg:stroke-color="#000000" draw:fill="solid" draw:fill-color="#e8e8e8" draw:opacity="100%" draw:textarea-horizontal-align="justify" draw:textarea-vertical-align="middle" draw:auto-grow-height="false" fo:min-height="0.258cm" fo:min-width="8.945cm"/>
      <style:paragraph-properties style:writing-mode="lr-tb"/>
    </style:style>
    <style:style style:name="gr3" style:family="graphic" style:parent-style-name="standard">
      <style:graphic-properties draw:stroke="none" draw:fill="none" draw:opacity="100%" fo:min-height="0.32cm"/>
      <style:paragraph-properties style:writing-mode="lr-tb"/>
    </style:style>
    <style:style style:name="gr4" style:family="graphic" style:parent-style-name="standard">
      <style:graphic-properties draw:stroke="none" draw:fill="none" fo:min-height="3.957cm"/>
      <style:paragraph-properties style:writing-mode="lr-tb"/>
    </style:style>
    <style:style style:name="gr5" style:family="graphic" style:parent-style-name="standard" style:list-style-name="L1">
      <style:graphic-properties draw:stroke="solid" svg:stroke-color="#000000" draw:fill="none" draw:fill-color="#e8e8e8" draw:opacity="100%" draw:textarea-horizontal-align="justify" draw:textarea-vertical-align="top" draw:auto-grow-height="false" fo:min-height="0.323cm" fo:min-width="4.141cm"/>
      <style:paragraph-properties style:writing-mode="lr-tb"/>
    </style:style>
    <style:style style:name="gr6" style:family="graphic" style:parent-style-name="standard">
      <style:graphic-properties draw:stroke="solid" svg:stroke-width="0.018cm" svg:stroke-color="#000000" draw:marker-start-width="0.227cm" draw:marker-end-width="0.227cm" draw:fill-color="#eeeeee" draw:textarea-horizontal-align="justify" draw:textarea-vertical-align="middle" draw:auto-grow-height="false" fo:min-height="0.308cm" fo:min-width="2.895cm" fo:padding-top="0.009cm" fo:padding-bottom="0.009cm" fo:padding-left="0.009cm" fo:padding-right="0.009cm"/>
      <style:paragraph-properties style:writing-mode="lr-tb"/>
    </style:style>
    <style:style style:name="gr7" style:family="graphic" style:parent-style-name="standard">
      <style:graphic-properties draw:stroke="solid" svg:stroke-width="0.018cm" svg:stroke-color="#000000" draw:marker-start-width="0.227cm" draw:marker-end-width="0.227cm" draw:fill-color="#b2b2b2" draw:textarea-horizontal-align="justify" draw:textarea-vertical-align="middle" draw:auto-grow-height="false" fo:min-height="0.308cm" fo:min-width="2.895cm" fo:padding-top="0.009cm" fo:padding-bottom="0.009cm" fo:padding-left="0.009cm" fo:padding-right="0.009cm"/>
      <style:paragraph-properties style:writing-mode="lr-tb"/>
    </style:style>
    <style:style style:name="gr8" style:family="graphic" style:parent-style-name="standard">
      <style:graphic-properties draw:stroke="solid" svg:stroke-width="0.018cm" svg:stroke-color="#000000" draw:marker-start-width="0.227cm" draw:marker-end-width="0.227cm" draw:fill-color="#eeeeee" draw:textarea-horizontal-align="justify" draw:textarea-vertical-align="middle" draw:auto-grow-height="false" fo:min-height="0.309cm" fo:min-width="2.895cm" fo:padding-top="0.009cm" fo:padding-bottom="0.009cm" fo:padding-left="0.009cm" fo:padding-right="0.009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4cm" fo:min-width="1.971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weight="normal" style:font-weight-asian="normal" style:font-weight-complex="normal"/>
    </style:style>
    <style:style style:name="P2" style:family="paragraph">
      <loext:graphic-properties draw:fill="none" draw:fill-color="#e8e8e8" draw:opacity="100%"/>
      <style:paragraph-properties fo:margin-left="0cm" fo:margin-right="0cm" fo:margin-top="0cm" fo:margin-bottom="0cm" fo:line-height="100%" fo:text-align="center" fo:text-indent="0cm" style:writing-mode="lr-tb"/>
      <style:text-properties fo:font-weight="normal" style:font-weight-asian="normal" style:font-weight-complex="normal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6pt" fo:font-weight="bold" style:font-size-asian="8pt" style:font-weight-asian="bold" style:font-size-complex="8pt" style:font-weight-complex="bold"/>
    </style:style>
    <style:style style:name="P4" style:family="paragraph">
      <loext:graphic-properties draw:fill="solid" draw:fill-color="#e8e8e8" draw:opacity="100%"/>
      <style:paragraph-properties fo:margin-left="0cm" fo:margin-right="0cm" fo:margin-top="0cm" fo:margin-bottom="0cm" fo:line-height="100%" fo:text-align="center" fo:text-indent="0cm" style:writing-mode="lr-tb"/>
      <style:text-properties fo:font-size="6pt" fo:font-weight="bold" style:font-size-asian="8pt" style:font-weight-asian="bold" style:font-size-complex="8pt" style:font-weight-complex="bold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loext:graphic-properties draw:fill="none" draw:opacity="100%"/>
      <style:paragraph-properties fo:text-align="center" style:writing-mode="lr-tb"/>
      <style:text-properties fo:font-weight="bold" style:font-weight-asian="bold" style:font-weight-complex="bold"/>
    </style:style>
    <style:style style:name="P7" style:family="paragraph">
      <style:paragraph-properties fo:text-align="start"/>
    </style:style>
    <style:style style:name="P8" style:family="paragraph">
      <style:paragraph-properties fo:margin-left="0cm" fo:margin-right="0cm" fo:margin-top="0cm" fo:margin-bottom="0cm" fo:line-height="100%" fo:text-indent="0cm"/>
    </style:style>
    <style:style style:name="P9" style:family="paragraph">
      <loext:graphic-properties draw:fill="none"/>
      <style:paragraph-properties fo:text-align="start" style:writing-mode="lr-tb"/>
      <style:text-properties fo:font-size="8pt"/>
    </style:style>
    <style:style style:name="P10" style:family="paragraph">
      <style:paragraph-properties fo:text-align="center" style:writing-mode="lr-tb"/>
      <style:text-properties style:font-name="Liberation Serif" fo:font-size="6pt" fo:font-weight="normal" style:font-size-asian="8pt" style:font-size-complex="8pt"/>
    </style:style>
    <style:style style:name="P11" style:family="paragraph">
      <loext:graphic-properties draw:fill-color="#eeeeee"/>
      <style:paragraph-properties fo:text-align="center" style:writing-mode="lr-tb"/>
      <style:text-properties style:font-name="Liberation Serif" fo:font-size="6pt" fo:font-weight="normal" style:font-size-asian="8pt" style:font-size-complex="8pt"/>
    </style:style>
    <style:style style:name="P12" style:family="paragraph">
      <loext:graphic-properties draw:fill-color="#b2b2b2"/>
      <style:paragraph-properties fo:text-align="center" style:writing-mode="lr-tb"/>
      <style:text-properties style:font-name="Liberation Serif" fo:font-size="6pt" fo:font-weight="normal" style:font-size-asian="8pt" style:font-size-complex="8pt"/>
    </style:style>
    <style:style style:name="P13" style:family="paragraph">
      <loext:graphic-properties draw:fill="none" draw:fill-color="#ffffff"/>
      <style:paragraph-properties style:writing-mode="lr-tb"/>
      <style:text-properties style:font-name="Liberation Serif" fo:font-size="8pt" style:font-size-asian="6pt" style:font-size-complex="6pt"/>
    </style:style>
    <style:style style:name="T1" style:family="text">
      <style:text-properties fo:font-size="8pt" fo:font-weight="normal" style:font-weight-asian="normal" style:font-weight-complex="normal"/>
    </style:style>
    <style:style style:name="T2" style:family="text">
      <style:text-properties fo:font-size="6pt" fo:font-weight="bold" style:font-size-asian="8pt" style:font-weight-asian="bold" style:font-size-complex="8pt" style:font-weight-complex="bold"/>
    </style:style>
    <style:style style:name="T3" style:family="text">
      <style:text-properties fo:font-size="8pt" fo:font-weight="bold" style:font-size-asian="8pt" style:font-weight-asian="bold" style:font-size-complex="8pt" style:font-weight-complex="bold"/>
    </style:style>
    <style:style style:name="T4" style:family="text">
      <style:text-properties fo:font-size="8pt" fo:font-weight="bold" style:font-weight-asian="bold" style:font-weight-complex="bold"/>
    </style:style>
    <style:style style:name="T5" style:family="text">
      <style:text-properties fo:font-size="8pt"/>
    </style:style>
    <style:style style:name="T6" style:family="text">
      <style:text-properties fo:color="#000000" fo:font-size="8pt" fo:font-weight="normal" style:font-weight-asian="normal" style:font-weight-complex="normal"/>
    </style:style>
    <style:style style:name="T7" style:family="text">
      <style:text-properties fo:color="#7f7f7f" fo:font-size="8pt"/>
    </style:style>
    <style:style style:name="T8" style:family="text">
      <style:text-properties fo:color="#e8e8e8" fo:font-size="8pt"/>
    </style:style>
    <style:style style:name="T9" style:family="text">
      <style:text-properties fo:color="#000000" fo:font-size="8pt" fo:font-weight="bold" style:font-weight-asian="bold" style:font-weight-complex="bold"/>
    </style:style>
    <style:style style:name="T10" style:family="text">
      <style:text-properties fo:color="#e8e8e8" fo:font-size="8pt" fo:font-weight="normal" style:font-weight-asian="normal" style:font-weight-complex="normal"/>
    </style:style>
    <style:style style:name="T11" style:family="text">
      <style:text-properties style:font-name="Liberation Serif" fo:font-size="6pt" fo:font-weight="normal" style:font-size-asian="8pt" style:font-size-complex="8pt"/>
    </style:style>
    <style:style style:name="T12" style:family="text">
      <style:text-properties style:font-name="Liberation Serif" fo:font-size="6pt" fo:font-weight="normal" style:font-size-asian="8pt" style:font-weight-asian="normal" style:font-size-complex="8pt" style:font-weight-complex="normal"/>
    </style:style>
    <style:style style:name="T13" style:family="text">
      <style:text-properties style:font-name="Liberation Serif" fo:font-size="8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➔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9.906cm" svg:height="1.57cm" svg:x="1.153cm" svg:y="1.081cm">
          <text:p text:style-name="P1"><text:span text:style-name="T1">Internet-of-Things (IoT) in Smart Cities and Industry 4.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9.445cm" svg:height="0.508cm" svg:x="1.384cm" svg:y="1.724cm">
          <text:p text:style-name="P3"><text:span text:style-name="T2">Neural network accelerators</text:span></text:p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12.192cm" svg:height="0.57cm" svg:x="0cm" svg:y="0cm">
          <draw:text-box>
            <text:p text:style-name="P5"><text:span text:style-name="T3">Expansion of IoT and TinyML: Requirements, Accelerators, and Challenges</text:span></text:p>
          </draw:text-box>
        </draw:frame>
        <draw:frame draw:style-name="gr4" draw:text-style-name="P9" draw:layer="layout" svg:width="6.715cm" svg:height="4.207cm" svg:x="0.005cm" svg:y="3.276cm">
          <draw:text-box>
            <text:p text:style-name="P7"><text:span text:style-name="T4">Aspects for long-term sustainability:</text:span></text:p>
            <text:p text:style-name="P8"><text:span text:style-name="T5"/></text:p>
            <text:list text:style-name="L2">
              <text:list-header>
                <text:p><text:span text:style-name="T6">Energy and resource efficiency</text:span></text:p>
                <text:p><text:span text:style-name="T7"/></text:p>
                <text:p><text:span text:style-name="T6">Quality preservation</text:span></text:p>
                <text:p><text:span text:style-name="T8"/></text:p>
                <text:p><text:span text:style-name="T9">Application versatility</text:span></text:p>
                <text:p><text:span text:style-name="T8"/></text:p>
                <text:p><text:span text:style-name="T8">Platform compatibility</text:span></text:p>
                <text:p><text:span text:style-name="T8"/></text:p>
                <text:p><text:span text:style-name="T10">On-device training</text:span></text:p>
              </text:list-header>
            </text:list>
          </draw:text-box>
        </draw:frame>
        <draw:custom-shape draw:style-name="gr5" draw:text-style-name="P2" draw:layer="layout" svg:width="4.703cm" svg:height="0.635cm" svg:x="0.615cm" svg:y="5.17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1" draw:layer="layout" svg:width="2.913cm" svg:height="0.326cm" svg:x="8.132cm" svg:y="7.738cm">
          <text:p text:style-name="P10"><text:span text:style-name="T11">Input tensor (F x T x 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2" draw:layer="layout" svg:width="2.913cm" svg:height="0.326cm" svg:x="8.132cm" svg:y="7.395cm">
          <text:p text:style-name="P10"><text:span text:style-name="T11">3 x 3 Conv (</text:span><text:span text:style-name="T12">A = 50</text:span><text:span text:style-name="T11">), ReL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1" draw:layer="layout" svg:width="2.913cm" svg:height="0.326cm" svg:x="8.132cm" svg:y="6.711cm">
          <text:p text:style-name="P10"><text:span text:style-name="T11">2 x 2 MaxPool, stride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2" draw:layer="layout" svg:width="2.913cm" svg:height="0.326cm" svg:x="8.132cm" svg:y="6.368cm">
          <text:p text:style-name="P10"><text:span text:style-name="T11">3 x 3 DConv, ReL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1" draw:layer="layout" svg:width="2.913cm" svg:height="0.326cm" svg:x="8.132cm" svg:y="5.684cm">
          <text:p text:style-name="P10"><text:span text:style-name="T11">2 x 2 MaxPool, stride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1" draw:layer="layout" svg:width="2.913cm" svg:height="0.327cm" svg:x="8.131cm" svg:y="4.655cm">
          <text:p text:style-name="P10"><text:span text:style-name="T11">2 x 2 MaxPool, stride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1" draw:layer="layout" svg:width="2.913cm" svg:height="0.326cm" svg:x="8.132cm" svg:y="4.313cm">
          <text:p text:style-name="P10"><text:span text:style-name="T11">Flatt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1" draw:layer="layout" svg:width="2.913cm" svg:height="0.326cm" svg:x="8.133cm" svg:y="3.968cm">
          <text:p text:style-name="P10"><text:span text:style-name="T11">FC (</text:span><text:span text:style-name="T12">D = 196</text:span><text:span text:style-name="T11">), ReL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1" draw:layer="layout" svg:width="2.913cm" svg:height="0.326cm" svg:x="8.13cm" svg:y="7.051cm">
          <text:p text:style-name="P10"><text:span text:style-name="T11">BatchNormaliz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2" draw:layer="layout" svg:width="2.913cm" svg:height="0.326cm" svg:x="8.134cm" svg:y="6.026cm">
          <text:p text:style-name="P10"><text:span text:style-name="T11">1 x 1 Conv (60), ReL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2" draw:layer="layout" svg:width="2.913cm" svg:height="0.326cm" svg:x="8.132cm" svg:y="6.368cm">
          <text:p text:style-name="P10"><text:span text:style-name="T11">3 x 3 Conv (</text:span><text:span text:style-name="T12">B = 55</text:span><text:span text:style-name="T11">), ReL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1" draw:layer="layout" svg:width="2.913cm" svg:height="0.326cm" svg:x="8.134cm" svg:y="6.026cm">
          <text:p text:style-name="P10"><text:span text:style-name="T11">BatchNormaliz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2" draw:layer="layout" svg:width="2.913cm" svg:height="0.326cm" svg:x="8.132cm" svg:y="5.34cm">
          <text:p text:style-name="P10"><text:span text:style-name="T11">3 x 3 Conv (</text:span><text:span text:style-name="T12">C = 60</text:span><text:span text:style-name="T11">), ReL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1" draw:layer="layout" svg:width="2.913cm" svg:height="0.326cm" svg:x="8.134cm" svg:y="4.998cm">
          <text:p text:style-name="P10"><text:span text:style-name="T11">BatchNormaliz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1" draw:layer="layout" svg:width="2.913cm" svg:height="0.326cm" svg:x="8.133cm" svg:y="3.622cm">
          <text:p text:style-name="P10"><text:span text:style-name="T11">FC (</text:span><text:span text:style-name="T12">E = 64</text:span><text:span text:style-name="T11">), ReL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1" draw:layer="layout" svg:width="2.913cm" svg:height="0.326cm" svg:x="8.133cm" svg:y="3.276cm">
          <text:p text:style-name="P10"><text:span text:style-name="T11">FC (2), Line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3" draw:layer="layout" svg:width="2.471cm" svg:height="0.564cm" svg:x="8.263cm" svg:y="2.588cm">
          <draw:text-box>
            <text:p><text:span text:style-name="T13">Model versatility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2.192cm" fo:page-height="8.38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16T18:38:21.013027540</meta:creation-date>
    <dc:date>2024-05-17T06:27:27.571860830</dc:date>
    <meta:editing-duration>PT3H17M45S</meta:editing-duration>
    <meta:editing-cycles>40</meta:editing-cycles>
    <meta:generator>LibreOffice/6.4.7.2$Linux_X86_64 LibreOffice_project/40$Build-2</meta:generator>
    <meta:document-statistic meta:object-count="22"/>
  </office:meta>
</office:document-meta>
</file>